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8ba0e" officeooo:paragraph-rsid="0008ba0e"/>
    </style:style>
    <style:style style:name="T1" style:family="text">
      <style:text-properties officeooo:rsid="0009c405"/>
    </style:style>
    <style:style style:name="T2" style:family="text">
      <style:text-properties officeooo:rsid="000ab5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Test Submission <text:span text:style-name="T2">2</text:span></text:p>
      <text:p text:style-name="P2"/>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2"/>
      <text:p text:style-name="P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2"/>
      <text:p text:style-name="P2">Duis autem vel eum iriure dolor in hendrerit in vulputate velit esse molestie consequat, vel illum dolore eu feugiat nulla facilisis. </text:p>
      <text:p text:style-name="P2"/>
      <text:p text:style-name="P2">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2"/>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p>
      <text:p text:style-name="P2"/>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1:06:13.344000000</meta:creation-date>
    <dc:date>2016-09-07T14:21:43.806000000</dc:date>
    <meta:editing-duration>PT2M30S</meta:editing-duration>
    <meta:editing-cycles>4</meta:editing-cycles>
    <meta:generator>LibreOffice/4.3.4.1$Windows_x86 LibreOffice_project/bc356b2f991740509f321d70e4512a6a54c5f243</meta:generator>
    <meta:document-statistic meta:table-count="0" meta:image-count="0" meta:object-count="0" meta:page-count="2" meta:paragraph-count="12" meta:word-count="925" meta:character-count="5652" meta:non-whitespace-character-count="4729"/>
  </office:meta>
</office:document-meta>
</file>